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d6456" officeooo:paragraph-rsid="000d6456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0pt" fo:font-weight="bold" officeooo:rsid="000d6456" officeooo:paragraph-rsid="000d6456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2pt" fo:font-weight="normal" officeooo:rsid="000d6456" officeooo:paragraph-rsid="000d6456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66b3" fo:font-size="12pt" fo:font-weight="normal" officeooo:rsid="000d6456" officeooo:paragraph-rsid="000d6456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ed1c24" fo:font-size="12pt" fo:font-weight="normal" officeooo:rsid="000d6456" officeooo:paragraph-rsid="000d6456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rsid="000d6456" officeooo:paragraph-rsid="000d6456"/>
    </style:style>
    <style:style style:name="P7" style:family="paragraph" style:parent-style-name="Text_20_body">
      <style:text-properties officeooo:rsid="000ea68e" officeooo:paragraph-rsid="000ea68e"/>
    </style:style>
    <style:style style:name="P8" style:family="paragraph" style:parent-style-name="Text_20_body">
      <style:text-properties fo:font-weight="bold" officeooo:rsid="000ea68e" officeooo:paragraph-rsid="000ea68e" style:font-weight-asian="bold" style:font-weight-complex="bold"/>
    </style:style>
    <style:style style:name="P9" style:family="paragraph" style:parent-style-name="Text_20_body">
      <style:text-properties fo:color="#ed1c24" fo:font-weight="normal" officeooo:rsid="000ea68e" officeooo:paragraph-rsid="000ea68e" style:font-weight-asian="normal" style:font-weight-complex="normal"/>
    </style:style>
    <style:style style:name="P10" style:family="paragraph" style:parent-style-name="Text_20_body">
      <style:text-properties fo:color="#ed1c24" fo:font-size="13pt" fo:font-weight="normal" officeooo:rsid="000ea68e" officeooo:paragraph-rsid="000ea68e" style:font-size-asian="13pt" style:font-weight-asian="normal" style:font-size-complex="13pt" style:font-weight-complex="normal"/>
    </style:style>
    <style:style style:name="P11" style:family="paragraph" style:parent-style-name="Text_20_body">
      <style:text-properties fo:color="#000000" fo:font-size="13pt" fo:font-weight="normal" officeooo:rsid="00106037" officeooo:paragraph-rsid="00123296" style:font-size-asian="13pt" style:font-weight-asian="normal" style:font-size-complex="13pt" style:font-weight-complex="normal"/>
    </style:style>
    <style:style style:name="P12" style:family="paragraph" style:parent-style-name="Text_20_body">
      <style:text-properties fo:font-size="13pt" officeooo:rsid="00106037" officeooo:paragraph-rsid="00123296" style:font-size-asian="13pt" style:font-size-complex="13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a68e" style:font-weight-asian="bold" style:font-weight-complex="bold"/>
    </style:style>
    <style:style style:name="T5" style:family="text">
      <style:text-properties officeooo:rsid="000ea68e"/>
    </style:style>
    <style:style style:name="T6" style:family="text">
      <style:text-properties fo:color="#ed1c24"/>
    </style:style>
    <style:style style:name="T7" style:family="text">
      <style:text-properties fo:color="#ed1c24" fo:font-size="13pt" style:font-size-asian="13pt" style:font-size-complex="13pt"/>
    </style:style>
    <style:style style:name="T8" style:family="text">
      <style:text-properties fo:font-size="12pt" officeooo:rsid="000d6456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fo:font-size="12pt" officeooo:rsid="000d6456" style:font-size-asian="12pt" style:font-size-complex="12pt"/>
    </style:style>
    <style:style style:name="T13" style:family="text">
      <style:text-properties fo:color="#000000" fo:font-size="12pt" fo:font-weight="bold" officeooo:rsid="00123296" style:font-size-asian="12pt" style:font-weight-asian="bold" style:font-size-complex="12pt" style:font-weight-complex="bold"/>
    </style:style>
    <style:style style:name="T14" style:family="text">
      <style:text-properties fo:color="#000000" fo:font-size="12pt" fo:font-weight="bold" officeooo:rsid="000d6456" style:font-size-asian="12pt" style:font-weight-asian="bold" style:font-size-complex="12pt" style:font-weight-complex="bold"/>
    </style:style>
    <style:style style:name="T15" style:family="text">
      <style:text-properties fo:color="#000000" fo:font-size="12pt" fo:font-weight="normal" officeooo:rsid="000d6456" style:font-size-asian="12pt" style:font-weight-asian="normal" style:font-size-complex="12pt" style:font-weight-complex="normal"/>
    </style:style>
    <style:style style:name="T16" style:family="text">
      <style:text-properties fo:color="#000000" fo:font-size="12pt" fo:font-weight="normal" officeooo:rsid="00123296" style:font-size-asian="12pt" style:font-weight-asian="normal" style:font-size-complex="12pt" style:font-weight-complex="normal"/>
    </style:style>
    <style:style style:name="T17" style:family="text">
      <style:text-properties fo:color="#000000" fo:font-weight="normal" style:font-weight-asian="normal" style:font-weight-complex="normal"/>
    </style:style>
    <style:style style:name="T18" style:family="text">
      <style:text-properties fo:color="#000000" fo:font-weight="normal" officeooo:rsid="00106037" style:font-weight-asian="normal" style:font-weight-complex="normal"/>
    </style:style>
    <style:style style:name="T19" style:family="text">
      <style:text-properties fo:color="#000000" fo:font-weight="normal" officeooo:rsid="00123296" style:font-weight-asian="normal" style:font-weight-complex="normal"/>
    </style:style>
    <style:style style:name="T20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000000" fo:font-size="13pt" style:font-size-asian="13pt" style:font-size-complex="13pt"/>
    </style:style>
    <style:style style:name="T22" style:family="text">
      <style:text-properties fo:color="#000000" officeooo:rsid="00106037"/>
    </style:style>
    <style:style style:name="T23" style:family="text">
      <style:text-properties fo:color="#000000" officeooo:rsid="00123296"/>
    </style:style>
    <style:style style:name="T24" style:family="text">
      <style:text-properties fo:color="#000000" officeooo:rsid="000ea68e"/>
    </style:style>
    <style:style style:name="T25" style:family="text">
      <style:text-properties officeooo:rsid="00106037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66b3" fo:font-size="13pt" fo:font-weight="bold" officeooo:rsid="00106037" style:font-size-asian="13pt" style:font-weight-asian="bold" style:font-size-complex="13pt" style:font-weight-complex="bold"/>
    </style:style>
    <style:style style:name="T29" style:family="text">
      <style:text-properties officeooo:rsid="001232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nguaje de Marcas <text:s text:c="14"/><text:span text:style-name="T1"><text:s text:c="22"/>1ºTRIMESTRE 29/09/2017</text:span></text:p>
      <text:p text:style-name="P1"><text:span text:style-name="T1"/></text:p>
      <text:p text:style-name="P1"><text:span text:style-name="T1">TEMA 1 - Introducción a los leng</text:span></text:p>
      <text:p text:style-name="P1"><text:span text:style-name="T1"/></text:p>
      <text:p text:style-name="P1"><text:span text:style-name="T1">1.1 Introducción</text:span></text:p>
      <text:p text:style-name="P2"/>
      <text:p text:style-name="P3">Informática: <text:s/>Infor = Información</text:p>
      <text:p text:style-name="P3"><text:s text:c="22"/>Mática= Automática</text:p>
      <text:p text:style-name="P4"/>
      <text:p text:style-name="P4">- Ciencia que estudia el tratamiento automático de la información</text:p>
      <text:p text:style-name="P5">- Este tratamiento sigue un proceso que se llama el Tratamiento Informático</text:p>
      <text:h text:style-name="Heading_20_2" text:outline-level="2">Entrada →<text:span text:style-name="T25"> Proceso → Salida</text:span></text:h>
      <text:p text:style-name="P6">- Entrada: Información que quiero modificar</text:p>
      <text:p text:style-name="P6">- Proceso: Transformación que se le aplica a la información de entrada</text:p>
      <text:p text:style-name="P6">- Salida: <text:span text:style-name="T5">Información ya modificada</text:span></text:p>
      <text:p text:style-name="P6"/>
      <text:p text:style-name="P6">Ejem: <text:s/><text:span text:style-name="T3"><text:s/></text:span><text:span text:style-name="T4">Pepe → Proceso → 2</text:span></text:p>
      <text:p text:style-name="P8"><text:s text:c="13"/>Ana → Proceso → <text:s/>2</text:p>
      <text:p text:style-name="P8"><text:s text:c="13"/>Raul → Proceso → 2</text:p>
      <text:p text:style-name="P7"/>
      <text:p text:style-name="P7">El proceso de la información se realiza con distintas operaciones. Estas operaciones se agrupan por tipos según la función que realizan:</text:p>
      <text:p text:style-name="P7"><text:span text:style-name="T7">1) </text:span><text:span text:style-name="T26">Operaciones aritméticas: </text:span><text:span text:style-name="T2">+, -, *, /, </text:span><text:span text:style-name="T9">raíz cuadrada, potencia, derivadas, integrales etc.</text:span></text:p>
      <text:p text:style-name="P9"><text:span text:style-name="T26">2) </text:span><text:span text:style-name="T21">Operaciones relacionales: </text:span><text:span text:style-name="T20">&gt;, &gt;=, &lt;, &lt;=, =, !=</text:span></text:p>
      <text:p text:style-name="P10">3) <text:span text:style-name="T10">Control de flujo:</text:span></text:p>
      <text:p text:style-name="P9"><text:span text:style-name="T11">- </text:span><text:span text:style-name="T27">Condicionales</text:span></text:p>
      <text:p text:style-name="P9"><text:span text:style-name="T11">- </text:span><text:span text:style-name="T28">Bucles</text:span></text:p>
      <text:p text:style-name="P11"><text:span text:style-name="T6">4) </text:span>Primitiva de E/S (Entrada/Salida)</text:p>
      <text:p text:style-name="P12"><text:span text:style-name="T17">(Teclado / Pantalla) →</text:span><text:span text:style-name="T19"> </text:span><text:span text:style-name="T17">LEER / ESCRIBIR</text:span></text:p>
      <text:p text:style-name="P12"><text:span text:style-name="T16"/></text:p>
      <text:p text:style-name="P12"><text:span text:style-name="T16">- </text:span><text:span text:style-name="T13">Según sea la combinación de operaciones en el proceso, el proceso informático será de menor <text:s text:c="6"/>o mayor complejidad.</text:span><text:span text:style-name="T14"><text:tab/></text:span><text:span text:style-name="T12"><text:tab/><text:tab/></text:span><text:span text:style-name="T8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12:04:58.013543795</meta:creation-date>
    <dc:date>2017-09-29T12:50:07.811275286</dc:date>
    <meta:editing-duration>PT9M59S</meta:editing-duration>
    <meta:editing-cycles>1</meta:editing-cycles>
    <meta:document-statistic meta:table-count="0" meta:image-count="0" meta:object-count="0" meta:page-count="1" meta:paragraph-count="23" meta:word-count="168" meta:character-count="1116" meta:non-whitespace-character-count="873"/>
    <meta:generator>LibreOffice/5.4.0.3$Linux_X86_64 LibreOffice_project/40m0$Build-3</meta:generator>
  </office:meta>
</office:document-meta>
</file>